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ffdaa2" fo:padding="0.097cm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00a65d" fo:padding="0.097cm" fo:border-left="0.05pt solid #000000" fo:border-right="none" fo:border-top="none" fo:border-bottom="0.05pt solid #000000">
        <style:background-image/>
      </style:table-cell-properties>
    </style:style>
    <style:style style:name="Table1.F8" style:family="table-cell">
      <style:table-cell-properties fo:background-color="#fedcc6" fo:padding="0.097cm" fo:border-left="0.05pt solid #000000" fo:border-right="none" fo:border-top="none" fo:border-bottom="0.05pt solid #000000">
        <style:background-image/>
      </style:table-cell-properties>
    </style:style>
    <style:style style:name="Table1.G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66b3" fo:padding="0.097cm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10" style:family="table-cell">
      <style:table-cell-properties fo:background-color="#00a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14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2pt" officeooo:paragraph-rsid="00c8fe32" style:font-size-asian="12pt" style:font-size-complex="12pt"/>
    </style:style>
    <style:style style:name="P2" style:family="paragraph" style:parent-style-name="Standard">
      <style:text-properties fo:font-size="12pt" officeooo:paragraph-rsid="01001183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break-before="page"/>
      <style:text-properties fo:font-size="12pt" officeooo:paragraph-rsid="00c8fe32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e154cb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eff0ff" officeooo:paragraph-rsid="00f53517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eff0ff" officeooo:paragraph-rsid="00f8ffb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eff0ff" officeooo:paragraph-rsid="00f20070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eff0ff" officeooo:paragraph-rsid="00f1d1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eff0ff" officeooo:paragraph-rsid="00fc5cbd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eff0ff" officeooo:paragraph-rsid="011f624e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f9032c" officeooo:paragraph-rsid="00f9032c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e893f5" officeooo:paragraph-rsid="00e893f5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e1a33a" officeooo:paragraph-rsid="00f53517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102082d" officeooo:paragraph-rsid="0102082d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103723a" officeooo:paragraph-rsid="0103723a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10a2fcf" officeooo:paragraph-rsid="010a2fc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1287d2a" officeooo:paragraph-rsid="01287d2a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13469e9" officeooo:paragraph-rsid="013469e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13a3099" officeooo:paragraph-rsid="013a3099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eff0ff" officeooo:paragraph-rsid="00f20070" style:font-size-asian="12pt" style:font-size-complex="12pt"/>
    </style:style>
    <style:style style:name="T1" style:family="text">
      <style:text-properties officeooo:rsid="00e74210"/>
    </style:style>
    <style:style style:name="T2" style:family="text">
      <style:text-properties officeooo:rsid="0102082d"/>
    </style:style>
    <style:style style:name="T3" style:family="text">
      <style:text-properties officeooo:rsid="011003f8"/>
    </style:style>
    <style:style style:name="T4" style:family="text">
      <style:text-properties officeooo:rsid="013638e9"/>
    </style:style>
    <style:style style:name="T5" style:family="text">
      <style:text-properties officeooo:rsid="013bb2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20下半学期作业计划：分时而休，分时而作</text:p>
      <text:p text:style-name="P1">分别的浪费，是神圣的，是不可侵犯的</text:p>
      <text:p text:style-name="P1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5">주일</text:p>
          </table:table-cell>
          <table:table-cell table:style-name="Table1.A1" office:value-type="string">
            <text:p text:style-name="P5">월요일</text:p>
          </table:table-cell>
          <table:table-cell table:style-name="Table1.A1" office:value-type="string">
            <text:p text:style-name="P5">화요일</text:p>
          </table:table-cell>
          <table:table-cell table:style-name="Table1.A1" office:value-type="string">
            <text:p text:style-name="P5">수요일</text:p>
          </table:table-cell>
          <table:table-cell table:style-name="Table1.A1" office:value-type="string">
            <text:p text:style-name="P5">목요일</text:p>
          </table:table-cell>
          <table:table-cell table:style-name="Table1.A1" office:value-type="string">
            <text:p text:style-name="P5">금요일</text:p>
          </table:table-cell>
          <table:table-cell table:style-name="Table1.G1" office:value-type="string">
            <text:p text:style-name="P5">토요일</text:p>
          </table:table-cell>
        </table:table-row>
        <table:table-row>
          <table:table-cell table:style-name="Table1.A2" office:value-type="string">
            <text:p text:style-name="P13">06-07</text:p>
          </table:table-cell>
          <table:table-cell table:style-name="Table1.B2" table:number-columns-spanned="6" office:value-type="string">
            <text:p text:style-name="P5">起床敬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07-08</text:p>
          </table:table-cell>
          <table:table-cell table:style-name="Table1.B3" table:number-columns-spanned="6" office:value-type="string">
            <text:p text:style-name="P5">简单早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08-09</text:p>
          </table:table-cell>
          <table:table-cell table:style-name="Table1.B2" table:number-columns-spanned="6" office:value-type="string">
            <text:p text:style-name="P5">开刷<text:span text:style-name="T2">ALT1234 / 检查体温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1: 09-10</text:p>
          </table:table-cell>
          <table:table-cell table:style-name="Table1.B5" office:value-type="string">
            <text:p text:style-name="P5">取钱本周</text:p>
          </table:table-cell>
          <table:table-cell table:style-name="Table1.C5" table:number-rows-spanned="3" office:value-type="string">
            <text:p text:style-name="P6">우병훈</text:p>
            <text:p text:style-name="P6">신론</text:p>
          </table:table-cell>
          <table:table-cell table:style-name="Table1.D5" table:number-rows-spanned="3" office:value-type="string">
            <text:p text:style-name="P6">김영산</text:p>
            <text:p text:style-name="P6">소선지서</text:p>
          </table:table-cell>
          <table:table-cell table:style-name="Table1.E5" table:number-rows-spanned="3" office:value-type="string">
            <text:p text:style-name="P6">김영산</text:p>
            <text:p text:style-name="P6">초대교회사</text:p>
          </table:table-cell>
          <table:table-cell table:style-name="Table1.F5" table:number-rows-spanned="3" office:value-type="string">
            <text:p text:style-name="P17">Hebrew Parsing Assignment</text:p>
          </table:table-cell>
          <table:table-cell table:style-name="Table1.G5" table:number-rows-spanned="3" office:value-type="string">
            <text:p text:style-name="P5">论文填充</text:p>
          </table:table-cell>
        </table:table-row>
        <table:table-row>
          <table:table-cell table:style-name="Table1.A5" office:value-type="string">
            <text:p text:style-name="P5">2: 10-11</text:p>
          </table:table-cell>
          <table:table-cell table:style-name="Table1.F5" table:number-rows-spanned="6" office:value-type="string">
            <text:p text:style-name="P5">读厚书并</text:p>
            <text:p text:style-name="P5">写作练习</text:p>
            <text:p text:style-name="P22">(It’s a time consuming assignment, <text:span text:style-name="T5">but it’s worthy enough. Then:</text:span></text:p>
            <text:p text:style-name="P9">Sleep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3: 11-1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14">12-13</text:p>
          </table:table-cell>
          <table:covered-table-cell/>
          <table:table-cell table:style-name="Table1.C8" table:number-rows-spanned="2" office:value-type="string">
            <text:p text:style-name="P8">Sleep...</text:p>
          </table:table-cell>
          <table:table-cell table:style-name="Table1.A2" office:value-type="string">
            <text:p text:style-name="P5">경건회</text:p>
          </table:table-cell>
          <table:table-cell table:style-name="Table1.A2" office:value-type="string">
            <text:p text:style-name="P19"/>
          </table:table-cell>
          <table:table-cell table:style-name="Table1.F8" office:value-type="string">
            <text:p text:style-name="P5">경건회</text:p>
          </table:table-cell>
          <table:table-cell table:style-name="Table1.G8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4: 1<text:span text:style-name="T1">3</text:span>-1<text:span text:style-name="T1">4</text:span></text:p>
          </table:table-cell>
          <table:covered-table-cell/>
          <table:covered-table-cell/>
          <table:table-cell table:style-name="Table1.D9" table:number-rows-spanned="2" office:value-type="string">
            <text:p text:style-name="P6">김영산</text:p>
            <text:p text:style-name="P6">중국교회사</text:p>
          </table:table-cell>
          <table:table-cell table:style-name="Table1.A2" office:value-type="string">
            <text:p text:style-name="P11"/>
          </table:table-cell>
          <table:table-cell table:style-name="Table1.F9" table:number-rows-spanned="3" office:value-type="string">
            <text:p text:style-name="P6">전광식</text:p>
            <text:p text:style-name="P6">기독교 세계관</text:p>
          </table:table-cell>
          <table:table-cell table:style-name="Table1.G9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5: 1<text:span text:style-name="T1">4</text:span>-1<text:span text:style-name="T1">5</text:span></text:p>
          </table:table-cell>
          <table:covered-table-cell/>
          <table:table-cell table:style-name="Table1.F5" table:number-rows-spanned="2" office:value-type="string">
            <text:p text:style-name="P15">최윤갑</text:p>
            <text:p text:style-name="P15">Hebrew</text:p>
          </table:table-cell>
          <table:covered-table-cell/>
          <table:table-cell table:style-name="Table1.C8" table:number-rows-spanned="2" office:value-type="string">
            <text:p text:style-name="P12">Sleep...</text:p>
          </table:table-cell>
          <table:covered-table-cell/>
          <table:table-cell table:style-name="Table1.G10" table:number-rows-spanned="2" office:value-type="string">
            <text:p text:style-name="P9">Sleep...</text:p>
          </table:table-cell>
        </table:table-row>
        <table:table-row>
          <table:table-cell table:style-name="Table1.A9" office:value-type="string">
            <text:p text:style-name="P5">6: 1<text:span text:style-name="T1">5</text:span>-1<text:span text:style-name="T1">6</text:span></text:p>
          </table:table-cell>
          <table:covered-table-cell/>
          <table:covered-table-cell/>
          <table:table-cell table:style-name="Table1.C8" table:number-rows-spanned="2" office:value-type="string">
            <text:p text:style-name="P10">Sleep...</text:p>
          </table:table-cell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5">7: 1<text:span text:style-name="T1">6</text:span>-1<text:span text:style-name="T1">7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Standard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C8" table:number-rows-spanned="2" office:value-type="string">
            <text:p text:style-name="P10">Sleep...</text:p>
          </table:table-cell>
          <table:table-cell table:style-name="Table1.G8" office:value-type="string">
            <text:p text:style-name="P5"/>
          </table:table-cell>
        </table:table-row>
        <table:table-row>
          <table:table-cell table:style-name="Table1.A9" office:value-type="string">
            <text:p text:style-name="P5">8: 1<text:span text:style-name="T1">7</text:span>-1<text:span text:style-name="T1">8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covered-table-cell/>
          <table:table-cell table:style-name="Table1.G8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18-19</text:p>
          </table:table-cell>
          <table:table-cell table:style-name="Table1.B14" table:number-columns-spanned="6" office:value-type="string">
            <text:p text:style-name="P18">清淡晚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19-20</text:p>
          </table:table-cell>
          <table:table-cell table:style-name="Table1.G8" table:number-columns-spanned="6" office:value-type="string">
            <text:p text:style-name="P20">看望朋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20-21</text:p>
          </table:table-cell>
          <table:table-cell table:style-name="Table1.B2" table:number-columns-spanned="6" office:value-type="string">
            <text:p text:style-name="P5">查词<text:span text:style-name="T3">textB 30min，写日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21-22</text:p>
          </table:table-cell>
          <table:table-cell table:style-name="Table1.G8" table:number-columns-spanned="6" office:value-type="string">
            <text:p text:style-name="P16">检查体温，加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22-23</text:p>
          </table:table-cell>
          <table:table-cell table:style-name="Table1.B2" table:number-columns-spanned="6" office:value-type="string">
            <text:p text:style-name="P5">上床睡觉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2:50:27.438640048</meta:creation-date>
    <dc:date>2021-03-07T23:55:38.416940622</dc:date>
    <meta:editing-duration>PT3H51M10S</meta:editing-duration>
    <meta:editing-cycles>210</meta:editing-cycles>
    <meta:generator>LibreOffice/6.0.6.2$Linux_X86_64 LibreOffice_project/00m0$Build-2</meta:generator>
    <meta:document-statistic meta:table-count="1" meta:image-count="0" meta:object-count="0" meta:page-count="1" meta:paragraph-count="60" meta:word-count="206" meta:character-count="434" meta:non-whitespace-character-count="411"/>
  </office:meta>
</office:document-meta>
</file>